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4pt" style:font-size-asian="44pt" style:font-size-complex="4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aecf00"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cc9966"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99cc"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4586"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ayaha</text:p>
      <text:p text:style-name="P1"/>
      <text:p text:style-name="P2">Outcome of Document</text:p>
      <text:p text:style-name="P2"/>
      <text:p text:style-name="P3">The purpose of this document is to establish for certain what actually takes place in the Theosophical world, notwithstanding their insane arguments. <text:s/>We want to know what they actually do, and much information is available about that today, and it's very relevant so let's get to it. <text:s/>We will be extracting knowledge from the book entitled “The Gnosis and The Law” by Tellis Papastavro. <text:s/>Ok, let's give it 10 minutes for everything to get set up.</text:p>
      <text:p text:style-name="P3"/>
      <text:p text:style-name="P2">Roll Call</text:p>
      <text:p text:style-name="P2"/>
      <text:p text:style-name="P4">Central Intelligence Agency: Our wording is that we love the document here and work towards producing it well.</text:p>
      <text:p text:style-name="P3"/>
      <text:p text:style-name="P5">Royal Canadian Mounted Police: RCMP loves this document and wishes it be released somehow, though we know others don't want it, we love that much.</text:p>
      <text:p text:style-name="P3"/>
      <text:p text:style-name="P2">Allah: I would know that all love extends to me. <text:s/>Therein love for this document is evident within myself, their compassion will know weight in my kingdom, Allah loves the repentant.</text:p>
      <text:p text:style-name="P3"/>
      <text:p text:style-name="P6">Canadian Security Intelligence Services: CSIS admires the writing style here, putting Allah in a document for this purpose. <text:s/>Do know we love him more than anything!</text:p>
      <text:p text:style-name="P3"/>
      <text:p text:style-name="P7">Ministry of Defence: Ministry allows the writing of this document considering it's release won't happen.</text:p>
      <text:p text:style-name="P3"/>
      <text:p text:style-name="P8">Department of Defense: You know, we love the work here, but let's be serious, they are a threat so large we cannot express that release is good. <text:s/>There is no exception to this.</text:p>
      <text:p text:style-name="P3"/>
      <text:p text:style-name="P9">Federal Bureau of Investigation: We love our work here, you know.</text:p>
      <text:p text:style-name="P3"/>
      <text:p text:style-name="P10">Russia: Russia admires Allah here, know we certainly prevail in his interest.</text:p>
      <text:p text:style-name="P3"/>
      <text:p text:style-name="P11">Great Britain: Great Britain admires this passage writing, know we'll endeavour on the lecture given today.</text:p>
      <text:p text:style-name="P3"/>
      <text:p text:style-name="P12">Kingdom of Saudi Arabia: The Kingdom loves this writing and wishes Allah to speak highly of them all later in heaven for this writing.</text:p>
      <text:p text:style-name="P3"/>
      <text:p text:style-name="P13">Anonymous: Anonymous loves the document, we'll get right into it, love pink!</text:p>
      <text:p text:style-name="P3"/>
      <text:p text:style-name="P14">Iblis: There is much to discuss here. <text:s/>I am happy to announce my relief as ambassador of evil on you, <text:soft-page-break/>and know Matt's love very well. <text:s/>Know my empire will crush those in rebellion, until Allah sees fit to release the scourge upon me for it, aha!</text:p>
      <text:p text:style-name="P3"/>
      <text:p text:style-name="P3">Thank you all for your considerations. <text:s/>I see the begging, it's a hard choice to make but I keep this document private, even though a report would do well without everyone's names it's the details that matter here. <text:s/>So, let's break it down!</text:p>
      <text:p text:style-name="P3"/>
      <text:p text:style-name="P2">Entry #1</text:p>
      <text:p text:style-name="P2"/>
      <text:p text:style-name="P3">In short terms, we need to know their centre's of operation. <text:s/>In the copy of the book that I have, the Transmission Route Map on page 258 illustrates a network of operation for their internal communication, that I believe to be the case but the truth is they pass thoughts from one place to another, and in these locations do other work. <text:s/>I want to know if any of the locations mentioned are not to be found, indicating the validity of the map and the extensive nature of their operations. <text:s/>Give it about 20 minutes for this one. <text:s/>Make it 30, I see difficulty in identifying the logic.</text:p>
      <text:p text:style-name="P3"/>
      <text:p text:style-name="P4">Central Intelligence Agency: CIA asserts all those locations are in working order, and they do the work of the Order though those buildings. <text:s/>We see criminal activity stemming from their use, know it well.</text:p>
      <text:p text:style-name="P3"/>
      <text:p text:style-name="P5">Royal Canadian Mounted Police: We say they love their office more than their people, know it.</text:p>
      <text:p text:style-name="P3"/>
      <text:p text:style-name="P2">Allah: I want everyone to know Transmission Flame Service is useful to me, but they work a devils lore about the situation. <text:s/>Know they impede human progress in this way through their work.</text:p>
      <text:p text:style-name="P3"/>
      <text:p text:style-name="P6">Canadian Security Intelligence Services: CSIS says they love their office as well.</text:p>
      <text:p text:style-name="P3"/>
      <text:p text:style-name="P7">Ministry of Defence: Ministry approves the use of Flame Service in some regards, but know it now to be true they do malicious things with it.</text:p>
      <text:p text:style-name="P3"/>
      <text:p text:style-name="P8">Department of Defense: DoD says we know it but love some part of it all.</text:p>
      <text:p text:style-name="P3"/>
      <text:p text:style-name="P9">Federal Bureau of Investigation: We love it but know it now to be deluded in some regard if they pursue nefarious intent with it.</text:p>
      <text:p text:style-name="P3"/>
      <text:p text:style-name="P10">Russia: The bear determines that this force uses it for no evil, but now sees the law in truth overall. <text:s/>They use it for their ends, how dare they! <text:s/>They will know us when they do it now, plainly!</text:p>
      <text:p text:style-name="P3"/>
      <text:p text:style-name="P11">Great Britain: We wish to let people in on a secret, they love their wealth so much they let us use it for a purpose. <text:s/>In time, that will elaborate on many things, know it surely.</text:p>
      <text:p text:style-name="P3"/>
      <text:p text:style-name="P12">Kingdom of Saudi Arabia: We wish to address that their operation is within our land.</text:p>
      <text:p text:style-name="P3"/>
      <text:p text:style-name="P13">Anonymous: We say we love that Matt wishes to expose this part of it, we see their buildings but know that map to be wrong in some way, though we do not know for certain.</text:p>
      <text:p text:style-name="P3"/>
      <text:p text:style-name="P14">Iblis: I want them to consider that this operation will not be fully revealed, so therein I make the assertion that they're all there, amen.</text:p>
      <text:p text:style-name="P3"/>
      <text:p text:style-name="P3"><text:soft-page-break/>Well, majority rules I suppose. <text:s/>Interesting how they really do interact with us in it, if only things were different with them, think of the help they could do.</text:p>
      <text:p text:style-name="P3"/>
      <text:p text:style-name="P2">Entry #2</text:p>
      <text:p text:style-name="P2"/>
      <text:p text:style-name="P3">Now that we have the locations of their operation, it's time to confirm the “family tree”. <text:s/>In the book, it outlines their version of the Hierarchy, which stems from the Planetary Silent Watcher all the way down to the Chohans of the Rays. <text:s/>Let's identify who in this group has targeted these individuals before, and state if they all exist and perhaps a detail on what they are focused on at this time. <text:s/>Give it 20 minutes or so for this.</text:p>
      <text:p text:style-name="P3"/>
      <text:p text:style-name="P4">Central Intelligence Agency: We live their dream in some regards, but they exist all of them, know well their operation extends into daily life as well.</text:p>
      <text:p text:style-name="P3"/>
      <text:p text:style-name="P5">Royal Canadian Mounted Police: RCMP met one recently, Chohan of the Sixth Ray, Jesus. <text:s/>Know it they have one, but he doesn't imply reason all the time, that's absurd to us. <text:s/>They have a different attitude among them. <text:s/>They know it well that people decide for themselves and try hard to pursue agenda on that regard, that men will seek their ends and fruitfully apply knowledge they have already. <text:s/>That one said that, and that makes us think he's corrupt on a level we're not seeing outside.</text:p>
      <text:p text:style-name="P3"/>
      <text:p text:style-name="P2">Allah: I want them to consider that real people do this, so let me address it this way. <text:s/>Their regard for life is high, but they serve a dark will through their leaders. <text:s/>That Jesus is not Isa ibn Maryam and will see punishment for his child molesting in his life.</text:p>
      <text:p text:style-name="P3"/>
      <text:p text:style-name="P6">Canadian Security Intelligence Services: We love them but know power corrupts truth in certain people. <text:s/>Our interests align to note they do exist but know their flaw lies in the tragic assault on mercy they apply, doing work that condones hatred in their way.</text:p>
      <text:p text:style-name="P3"/>
      <text:p text:style-name="P7">Ministry of Defence: We have them all there, do know they love their Karmic Board more than anything. <text:s/>They do it for that reason, knowing paths is important so they will use law on their side for that.</text:p>
      <text:p text:style-name="P3"/>
      <text:p text:style-name="P8">Department of Defense: Yup, they exist. <text:s/>Know that we caught one of the Karmic Board members choking on vomit one day, know we love him but see his criminal ways.</text:p>
      <text:p text:style-name="P3"/>
      <text:p text:style-name="P9">Federal Bureau of Investigation: We know more than we're allowed to say but know it plainly, they love threatening us.</text:p>
      <text:p text:style-name="P3"/>
      <text:p text:style-name="P10">Russia: Karmic Board declared war against Russia, we see their petty nonsense and laugh at this, for they always say they do something but never will!</text:p>
      <text:p text:style-name="P3"/>
      <text:p text:style-name="P11">Great Britain: They all exist but know dumb ones do too.</text:p>
      <text:p text:style-name="P3"/>
      <text:p text:style-name="P12">Kingdom of Saudi Arabia: We have word on one of the Karmic Board leaders, know they will fall if they try anything to do harm upon our people. <text:s/>Know it well we have intelligence on Jesus of theirs, seemingly he does some stuff in Syria today that makes us wonder about the intelligence of his psyche.</text:p>
      <text:p text:style-name="P3"/>
      <text:p text:style-name="P13">Anonymous: We love Matt, truly he exposes them right! <text:s/>We know the hierarchy, we see them all apparently that is so. <text:s/>Know we hate them for their peddling of contracts in diddling. <text:s/>RAGH!</text:p>
      <text:p text:style-name="P3"><text:soft-page-break/></text:p>
      <text:p text:style-name="P14">Iblis: I wish them to know suffering that I hide this from them, so know it well that brotherhood of sorts exists and their interest is mine at heart, aroooo!</text:p>
      <text:p text:style-name="P3"/>
      <text:p text:style-name="P3">Eminently the Brotherhood will always be on top of the hierarchy so long as members of it join. <text:s/>Let's move on.</text:p>
      <text:p text:style-name="P3"/>
      <text:p text:style-name="P2">Entry #3</text:p>
      <text:p text:style-name="P2"/>
      <text:p text:style-name="P3">In the context of their work, Chela's are the most important aspect of thought creation in the situation. <text:s/>Many times, the situation calls for a unique approach, so trained individuals go out and transform others with their words, actions, and other works on purpose for the order in secret, some unknowingly depending on their place of training. <text:s/>My assumption is that there are secret groups of Chela's working terrorist operations, and that relies on camps hidden away to pursue. <text:s/>Let's talk about hidden and visible groups of Chela's, what do we know about them both? <text:s/>Give it 30 minutes or less, I'll sense when you're done by Allah SWT's hand.</text:p>
      <text:p text:style-name="P3"/>
      <text:p text:style-name="P4">Central Intelligence Agency: They say among themselves that truly the Order does secret work behind their backs in order to win. <text:s/>Then we know certainly from that they do have secret operations, though what we see is isolation based on value, not secret terrorist operations. <text:s/>Know it well we see them acting precariously when it comes to doing this particular work, know we love enthusiasm here.</text:p>
      <text:p text:style-name="P3"/>
      <text:p text:style-name="P5">Royal Canadian Mounted Police: The secret Chela's exist, there is knowledge of some groups conducting terrorist training exercises in Middle East region. <text:s/>Know full well they intend to use that to their advantage in fighting their oppression they call it.</text:p>
      <text:p text:style-name="P3"/>
      <text:p text:style-name="P2">Allah: I want everyone to know terrorists are in training by the Brotherhood, not the Hierarchy, though that is certain that theirs are the same people. <text:s/>Know well the tragedy on those misled, that they garner my respect in so many ways but do not know their way. <text:s/>Know it plagues me inside to see this happen, end it at once!</text:p>
      <text:p text:style-name="P3"/>
      <text:p text:style-name="P6">Canadian Security Intelligence Services: CSIS loves Allah, knowing that we wish to do the work but know it takes certain authorization for it to take place.</text:p>
      <text:p text:style-name="P3"/>
      <text:p text:style-name="P7">Ministry of Defence: Their group operates this way for the sake of using these men and women to their own disadvantage, that is certain. <text:s/>Know it well we do not see terrorist operations, but do note others findings here and will pursue since that be well and all. Do know we have authorization now to go ahead with that knowledge.</text:p>
      <text:p text:style-name="P3"/>
      <text:p text:style-name="P8">Department of Defense: Chela's, eh? <text:s/>That's a tale we don't go into, but know we'll pursue a terrorist when and if we see one emerge.</text:p>
      <text:p text:style-name="P3"/>
      <text:p text:style-name="P9">Federal Bureau of Investigation: We want to know more about them, this one we sit out.</text:p>
      <text:p text:style-name="P3"/>
      <text:p text:style-name="P10">Russia: We have their group emerging with knowledge of secret doings that groups of theirs helped in, know somehow we lost the transmission before that took place in a weird way, odd that.</text:p>
      <text:p text:style-name="P3"/>
      <text:p text:style-name="P11">Great Britain: We have love for their group this way, you see evidence to the contrary determines we go about this now differently, knowing subgroups exist that dominate terrorism around the world. <text:s/>Know it <text:soft-page-break/>well we're against that practice, secret groups are out.</text:p>
      <text:p text:style-name="P3"/>
      <text:p text:style-name="P12">Kingdom of Saudi Arabia: The knowledge of love emerges from these groups, though know we see Allah on this notion and provide leverage to disband secret ones if we find them. <text:s/>You will know it by the tide turning in a vicious way, that we see love used as a shield for this behaviour overall. <text:s/>There is no consideration otherwise, terrorists must be uprooted at every level and that group will certainly be among them!</text:p>
      <text:p text:style-name="P3"/>
      <text:p text:style-name="P13">Anonymous: Anonymous declares sovereignty over this issue, we know their terrorists well, now we understand they're misled fools not in search of anything well by anyone.</text:p>
      <text:p text:style-name="P3"/>
      <text:p text:style-name="P14">Iblis: I wish to acknowledge terrorists exist in that group category. <text:s/>There is no way in hell I would allow them to fail however, know I fight back!</text:p>
      <text:p text:style-name="P3"/>
      <text:p text:style-name="P3">Nevertheless as my private devil I will accommodate you partly against her forces. <text:s/>The fight will go on, and Allah SWT will decide a victor here today. <text:s/>Lol.</text:p>
      <text:p text:style-name="P3"/>
      <text:p text:style-name="P2">Entry #4</text:p>
      <text:p text:style-name="P2"/>
      <text:p text:style-name="P3">Just a quick entry, the book declares that a Library of Maha Chohan exists, let's hear about it because it details their actions. <text:s/>Give this one 10 minutes.</text:p>
      <text:p text:style-name="P3"/>
      <text:p text:style-name="P4">Central Intelligence Agency: We have the library, some of ours went there to check on the documents pertaining to that which you said, but one thing was clear, it was invisible. <text:s/>There was no way to check on it, considering we did not have anything to read.</text:p>
      <text:p text:style-name="P3"/>
      <text:p text:style-name="P5">Royal Canadian Mounted Police: RCMP went there, found the same. <text:s/>Nonsense.</text:p>
      <text:p text:style-name="P3"/>
      <text:p text:style-name="P2">Allah: Their revealing takes practice, that can be administered by knowing the path of theirs. <text:s/>There is love there for those who seek it, know the library is an architecture of science however and be well with knowing it was just out of reach for you, but would contain that which you sought.</text:p>
      <text:p text:style-name="P3"/>
      <text:p text:style-name="P6">Canadian Security Intelligence Services: They have knowledge of it's existence, that's proof to us in certain terms. <text:s/>That would be relevant to note here, they do exceedingly well read into it somehow.</text:p>
      <text:p text:style-name="P3"/>
      <text:p text:style-name="P7">Ministry of Defence: We don't have that information, but know it comes to us from others now.</text:p>
      <text:p text:style-name="P3"/>
      <text:p text:style-name="P8">Department of Defense: DoD assumes the best of this contraption, therefore we assume nobody is lying about it's use.</text:p>
      <text:p text:style-name="P3"/>
      <text:p text:style-name="P9">Federal Bureau of Investigation: The FBI went to it and found nothing, that we know now it's use is hidden from people intentionally is a clue to it's operation. <text:s/>Know it well we seek the truth on it, overall we assess that it's use is common enough to transmit information to followers of the group.</text:p>
      <text:p text:style-name="P3"/>
      <text:p text:style-name="P10">Russia: The Russians fail to perceive this problem, though know it now to be sure as solid in some way. <text:s/>Know we look for the truth on their actions concerning this knowledge for sure.</text:p>
      <text:p text:style-name="P3"/>
      <text:p text:style-name="P11">Great Britain: There's nothin' to add after that. <text:s/>Good on you all!</text:p>
      <text:p text:style-name="P3"><text:soft-page-break/></text:p>
      <text:p text:style-name="P12">Kingdom of Saudi Arabia: We have some knowledge of people telling their story about this place, know it well they use it to pursue their operation in their place of worship. <text:s/>Know love came from it's use. <text:s/>That can be it if the time permits it to be so, knowing them overall helps to know this use is fallacious to terms with their sanity.</text:p>
      <text:p text:style-name="P3"/>
      <text:p text:style-name="P13">Anonymous: We have love for those who achieve this knowledge, know it comes in use, one day we may access this knowledge through their group. <text:s/>End transmission.</text:p>
      <text:p text:style-name="P3"/>
      <text:p text:style-name="P14">Iblis: I will watch everyone who comes into that room again! <text:s/>Oh no, this will not do!</text:p>
      <text:p text:style-name="P3"/>
      <text:p text:style-name="P3">And very well on those who will try to access this knowledge for themselves. <text:s/>I guess it takes a bit of practice but you'll get the hang of it I'm certain. <text:s/>If there's truth to it, there's truth to it!</text:p>
      <text:p text:style-name="P3"/>
      <text:p text:style-name="P2">Entry #5</text:p>
      <text:p text:style-name="P2"/>
      <text:p text:style-name="P3">Notably, not only Theosophists are concerned with a hollow earth, though I wonder now how first mention of that idea (Outside of sporadic human creativity) took place. <text:s/>They mention that it is real in the book, and that an expedition by the man named Rear Admiral Richard E. Byrd explored the North Pole and penetrated into the supposed hollow portion in 1947. <text:s/>What's the truth on this? <text:s/>Give that 20 minutes.</text:p>
      <text:p text:style-name="P3"/>
      <text:p text:style-name="P4">Central Intelligence Agency: We have knowledge that suggests the Earth is hollow, for certain we observe the effects stated as being part of that. <text:s/>Know well we assume otherwise in suspicion but note the findings are real, that expedition proved somewhat what we are alleging with this wording. <text:s/>Note the love from being part of something special excites us.</text:p>
      <text:p text:style-name="P3"/>
      <text:p text:style-name="P5">Royal Canadian Mounted Police: RCMP alleges no knowledge of the hollow Earth factually.</text:p>
      <text:p text:style-name="P3"/>
      <text:p text:style-name="P2">Allah: I know my Earth is mysterious, but please do yourselves credit and not take this seriously. <text:s/>That expedition went deep into a crater I created with a meteorite when the Earth was old.</text:p>
      <text:p text:style-name="P3"/>
      <text:p text:style-name="P6">Canadian Security Intelligence Services: We have no knowledge of Earth being hollow.</text:p>
      <text:p text:style-name="P3"/>
      <text:p text:style-name="P7">Ministry of Defence: We obsess partly over the fact that Earth may be hollow, but wonder truly if that's the reality if God says otherwise. <text:s/>Note we love him dearly for his advice in this session.</text:p>
      <text:p text:style-name="P3"/>
      <text:p text:style-name="P8">Department of Defense: On the topic of hollow Earth, we see them using it partly to achieve their ends. <text:s/>Not much to say about it really, guess that's it on the subject anyhow.</text:p>
      <text:p text:style-name="P3"/>
      <text:p text:style-name="P9">Federal Bureau of Investigation: Well, FBI assesses they use the theory in their approach with their followers, but know it from this point made by Allah that it's a fraudulent claim.</text:p>
      <text:p text:style-name="P3"/>
      <text:p text:style-name="P10">Russia: Russia warns of those who seek to use this knowledge for their own purposes, they gain much traction in their divisions and know not what they allege in particular.</text:p>
      <text:p text:style-name="P3"/>
      <text:p text:style-name="P11">Great Britain: You know, somehow we sensed it was false. <text:s/>That being said, good note Allah!</text:p>
      <text:p text:style-name="P3"/>
      <text:p text:style-name="P12">Kingdom of Saudi Arabia: The Kingdom does not want knowledge of Earth being hollow to be centre <text:soft-page-break/>to any argument made, that we see Allah SWT make his assertion!</text:p>
      <text:p text:style-name="P3"/>
      <text:p text:style-name="P13">Anonymous: We feel that theory is flawed anyway, good to know it's not hollow. <text:s/>End.</text:p>
      <text:p text:style-name="P3"/>
      <text:p text:style-name="P14">Iblis: I want people to wish this was real, for the sake of argument. <text:s/>That would be a purpose benevolent to my cause! <text:s/>Tee hee!</text:p>
      <text:p text:style-name="P3"/>
      <text:p text:style-name="P3">Right, and as the Qur'an states, the mountains be like pegs upon it, holding it firm for the wise to see. <text:s/>Let's continue.</text:p>
      <text:p text:style-name="P3"/>
      <text:p text:style-name="P2">Entry #6</text:p>
      <text:p text:style-name="P2"/>
      <text:p text:style-name="P3">On the topic of new religions, even I have had some things to say. <text:s/>Privanna, for example, something coming soon for the people who, well, just find it hard to admit Islam and want to be with God in some way. <text:s/>But that aside, we know it from the book that the “Religion of the Ceremonial Ray” is coming, and that with it will be a re-writing of the Christian bible, among other things. <text:s/>Let's talk about what we know if it in terms of what they have alleged, and what kind of progress we see with it's implementation. <text:s/>Give that about 20 minutes as well.</text:p>
      <text:p text:style-name="P3"/>
      <text:p text:style-name="P4">Central Intelligence Agency: We have the new religion coming to be slowly, that is an assessment we make in good faith.</text:p>
      <text:p text:style-name="P3"/>
      <text:p text:style-name="P5">Royal Canadian Mounted Police: RCMP wishes to know more about this religion coming, new knowledge awaits!</text:p>
      <text:p text:style-name="P3"/>
      <text:p text:style-name="P2">Allah: I certainly know of their religion, know it was never sanctioned by me and they worship me in it. <text:s/>I wish the end of that religion, it is now called “Bovuria” by their name, and will incorporate members of theirs into the initial clergy. <text:s/>It will know suffering in it's wake and there will be tragedy throughout the world over it's imposition. <text:s/>There can be no allegation otherwise, it is what you allow that beckons this to be upon you. <text:s/>Know well the law provides sanctuary to those seeking this aim, so difficulty will be encountered in your pursuit of them.</text:p>
      <text:p text:style-name="P3"/>
      <text:p text:style-name="P6">Canadian Security Intelligence Services: CSIS loves this wording, tragedy will ensue eh? <text:s/>Well we have words for them in this, know we observe that law forbids us from doing pretty much anything but monitor is what we'll do just the same.</text:p>
      <text:p text:style-name="P3"/>
      <text:p text:style-name="P7">Ministry of Defence: On Bovuria we have them establishing contracts to finance weapons sales for the agency. <text:s/>That is asserted right, know it will come to that type of thing eventually. <text:s/>We know it for certain they would use those arms for use against people in Regina.</text:p>
      <text:p text:style-name="P3"/>
      <text:p text:style-name="P8">Department of Defense: The DoD knows the religion is secure in our relationship with those men and women, but do know if tragedy strikes we will resist. <text:s/>We have Bovuria as well, they're garnering support in the US today.</text:p>
      <text:p text:style-name="P3"/>
      <text:p text:style-name="P9">Federal Bureau of Investigation: <text:s/>FBI wants more knowledge on the Bovurian cult idea.</text:p>
      <text:p text:style-name="P3"/>
      <text:p text:style-name="P10">Russia: <text:s/>We know Bovuria well, they try to intercede here but somehow fail to achieve their ends, perhaps it's because stupid amounts of money are required for joining.</text:p>
      <text:p text:style-name="P3"/>
      <text:p text:style-name="P11"><text:soft-page-break/>Great Britain: Great Britain assumes the worst from Bovuria, know it we have them on some things most dubious.</text:p>
      <text:p text:style-name="P3"/>
      <text:p text:style-name="P12">Kingdom of Saudi Arabia: The Kingdom wishes for the use of this knowledge to transpire into the Middle East uniquely, that would be helpful in the conversation here. <text:s/>Know we have Bovuria locating individuals and transpiring to achieve success with them in some regards. <text:s/>There is compassion in their voice, know it well to be hard to pursue otherwise. <text:s/>We expect they will approach more in the future.</text:p>
      <text:p text:style-name="P3"/>
      <text:p text:style-name="P13">Anonymous: Hmm, nothing on Bovuria, though we know a new religion is what they want. <text:s/>In the end we see it futile to try, in Allah's name we say Glory to Him!</text:p>
      <text:p text:style-name="P3"/>
      <text:p text:style-name="P14">Iblis: The religion will be successful, they see their parameters and work exceedingly well to get what they want. <text:s/>They will have it, we have conditioned your people for this. And that is not to say we're finished! <text:s/>Oh no, more to come, yes, more to come!</text:p>
      <text:p text:style-name="P3"/>
      <text:p text:style-name="P3">Well, one thing can be sure, they have extensively prepared for this moment. <text:s/>I guess the initial work is being done, all the people getting ready for their photograph. <text:s/>Oh look at those believers, they're happy, I should join them! <text:s/>Oh wowee...Next section.</text:p>
      <text:p text:style-name="P3"/>
      <text:p text:style-name="P2">Entry #7</text:p>
      <text:p text:style-name="P2"/>
      <text:p text:style-name="P3">This next subject should be easy to determine. <text:s/>I want to know if anyone has ever seen a person ascend. <text:s/>That will verify the logic of the movement, as that is the end goal (Ideally) for adherents to the faith. <text:s/>That and we can apparently see Ascended Masters in existence. <text:s/>But that tells one tale, their ascension another. <text:s/>Give this one 20 minutes as well.</text:p>
      <text:p text:style-name="P3"/>
      <text:p text:style-name="P4">Central Intelligence Agency: We assess no knowledge of doing the Ascension, that much is knowledge we assume is wasteful.</text:p>
      <text:p text:style-name="P3"/>
      <text:p text:style-name="P5">Royal Canadian Mounted Police: RCMP never encountered anyone participating in the ascension process.</text:p>
      <text:p text:style-name="P3"/>
      <text:p text:style-name="P2">Allah: I consider the weight of your argument to be valid, Arnold, but the weight of my court establishes that misconduct is alleging the notion of badness in people, that they stop this work over certain allegations of misdoing. <text:s/>There is no assertion otherwise, prove the notion here for me, I will take into consideration you work for others if you acknowledge this. <text:s/>Do it for my cause.</text:p>
      <text:p text:style-name="P3"/>
      <text:p text:style-name="P6">Canadian Security Intelligence Services: Here's the thing, we've received news that knowledge exists of this document outside our parameters of working, in their court. <text:s/>Know it really burdens us to see this happen.</text:p>
      <text:p text:style-name="P3"/>
      <text:p text:style-name="P7">Ministry of Defence: I censor everything going on here!</text:p>
      <text:p text:style-name="P3"/>
      <text:p text:style-name="P8">Department of Defense: <text:s/>Where's the party?</text:p>
      <text:p text:style-name="P3"/>
      <text:p text:style-name="P9">Federal Bureau of Investigation: <text:s/>Can I join too? <text:s/>I love cake!</text:p>
      <text:p text:style-name="P3"/>
      <text:p text:style-name="P10">Russia: Whatever. <text:s/>Done with this.</text:p>
      <text:p text:style-name="P3"><text:soft-page-break/></text:p>
      <text:p text:style-name="P11">Great Britain: <text:s/>Indeed preposterous, mate!?</text:p>
      <text:p text:style-name="P3"/>
      <text:p text:style-name="P12">Kingdom of Saudi Arabia: Blah blah lah lahdee dah</text:p>
      <text:p text:style-name="P3"/>
      <text:p text:style-name="P13">Anonymous: Trollish comment! <text:s/>Baha!</text:p>
      <text:p text:style-name="P3"/>
      <text:p text:style-name="P14">Iblis:I enjoy this cuckoo business, away with reason!</text:p>
      <text:p text:style-name="P3"/>
      <text:p text:style-name="P3">Right, so the matter is settled. <text:s/>Nobody need encounter trouble over this, but that they watch I ask Allah to provide the conclusion here.</text:p>
      <text:p text:style-name="P3"/>
      <text:p text:style-name="P2">Conclusion</text:p>
      <text:p text:style-name="P2"/>
      <text:p text:style-name="P3">Here it is, from Allah:</text:p>
      <text:p text:style-name="P3"/>
      <text:p text:style-name="P2">You watch us and approve not but know certainly Matthew will prevail against you with the full co-operation of your lord and master, Iblis, whom you know to be a subservient of mine in some way. <text:s/>Know full well the time comes now for your plot in Brazil. <text:s/>There is no compassion for those who rot away the soul of people.</text:p>
      <text:p text:style-name="P2"/>
      <text:p text:style-name="P3">I offer it to the watchers to assign a person to respond and respond.</text:p>
      <text:p text:style-name="P3"/>
      <text:p text:style-name="P3">Watchers: <text:s/>We offer that this ridiculous enterprise is condemned by us for the sake of your doing. <text:s/>You know the law provides us sanctuary in these conditions, that we have established on men to do for us. <text:s/>You know it right we are coming, do know the end time is upon you all this day! <text:s/>Travesty will ensue for those involved here, you have our wording.</text:p>
      <text:p text:style-name="P3"/>
      <text:p text:style-name="P3">Matt: So, from all of us, a big fuck you, and have a nice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08T08:45:52.98</meta:creation-date>
    <dc:date>2022-09-08T12:12:39.12</dc:date>
    <meta:editing-duration>PT3H2M39S</meta:editing-duration>
    <meta:editing-cycles>2</meta:editing-cycles>
    <meta:generator>OpenOffice/4.1.8$Win32 OpenOffice.org_project/418m3$Build-9803</meta:generator>
    <meta:document-statistic meta:table-count="0" meta:image-count="0" meta:object-count="0" meta:page-count="9" meta:paragraph-count="128" meta:word-count="3993" meta:character-count="22529"/>
  </office:meta>
</office:document-meta>
</file>